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Pictures/100000000000008B0000002293610FE551CAE712.jpg" manifest:media-type="image/jpe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0" style:family="table-column">
      <style:table-column-properties fo:break-before="auto" style:column-width="99.4mm"/>
    </style:style>
    <style:style style:name="co11" style:family="table-column">
      <style:table-column-properties fo:break-before="auto" style:column-width="197.4mm"/>
    </style:style>
    <style:style style:name="co12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17mm"/>
    </style:style>
    <style:style style:name="co13" style:family="table-column">
      <style:table-column-properties fo:break-before="auto" style:column-width="41.4mm"/>
    </style:style>
    <style:style style:name="co14" style:family="table-column">
      <style:table-column-properties fo:break-before="auto" style:column-width="83.03mm"/>
    </style:style>
    <style:style style:name="co15" style:family="table-column">
      <style:table-column-properties fo:break-before="auto" style:column-width="205.76mm"/>
    </style:style>
    <style:style style:name="co9" style:family="table-column">
      <style:table-column-properties fo:break-before="auto" style:column-width="65.48mm"/>
    </style:style>
    <style:style style:name="co16" style:family="table-column">
      <style:table-column-properties fo:break-before="auto" style:column-width="22.3mm"/>
    </style:style>
    <style:style style:name="co17" style:family="table-column">
      <style:table-column-properties fo:break-before="auto" style:column-width="17.07mm"/>
    </style:style>
    <style:style style:name="co18" style:family="table-column">
      <style:table-column-properties fo:break-before="auto" style:column-width="64.95mm"/>
    </style:style>
    <style:style style:name="co19" style:family="table-column">
      <style:table-column-properties fo:break-before="auto" style:column-width="31.12mm"/>
    </style:style>
    <style:style style:name="co20" style:family="table-column">
      <style:table-column-properties fo:break-before="auto" style:column-width="23.79mm"/>
    </style:style>
    <style:style style:name="co21" style:family="table-column">
      <style:table-column-properties fo:break-before="auto" style:column-width="16.79mm"/>
    </style:style>
    <style:style style:name="ro3" style:family="table-row">
      <style:table-row-properties style:row-height="9.08mm" fo:break-before="auto" style:use-optimal-row-height="false"/>
    </style:style>
    <style:style style:name="ro1" style:family="table-row">
      <style:table-row-properties style:row-height="10.58mm" fo:break-before="auto" style:use-optimal-row-height="false"/>
    </style:style>
    <style:style style:name="ro4" style:family="table-row">
      <style:table-row-properties style:row-height="17.6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9.01mm" fo:break-before="auto" style:use-optimal-row-height="true"/>
    </style:style>
    <style:style style:name="ro8" style:family="table-row">
      <style:table-row-properties style:row-height="5.29mm" fo:break-before="auto" style:use-optimal-row-height="true"/>
    </style:style>
    <style:style style:name="ta2" style:family="table" style:master-page-name="PageStyle_5f_Eduard">
      <style:table-properties table:display="true" style:writing-mode="lr-tb"/>
    </style:style>
    <style:style style:name="ta3" style:family="table" style:master-page-name="PageStyle_5f_Faberson">
      <style:table-properties table:display="true" style:writing-mode="lr-tb"/>
    </style:style>
    <style:style style:name="ta4" style:family="table" style:master-page-name="PageStyle_5f_Felipe">
      <style:table-properties table:display="true" style:writing-mode="lr-tb"/>
    </style:style>
    <style:style style:name="ta5" style:family="table" style:master-page-name="PageStyle_5f_Marcelo">
      <style:table-properties table:display="true" style:writing-mode="lr-tb"/>
    </style:style>
    <style:style style:name="ta6" style:family="table" style:master-page-name="PageStyle_5f_Plan1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8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>
      <style:table-cell-properties style:rotation-align="non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2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3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5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6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9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style:rotation-align="none"/>
    </style:style>
    <style:style style:name="ce6" style:family="table-cell" style:parent-style-name="Default" style:data-style-name="N4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 style:data-style-name="N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 style:data-style-name="N44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9" style:family="table-cell" style:parent-style-name="Default" style:data-style-name="N40">
      <style:table-cell-properties style:rotation-align="none"/>
    </style:style>
    <style:style style:name="ce36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0.74pt solid #ffffff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9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5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 style:data-style-name="N40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7" style:family="table-cell" style:parent-style-name="Default">
      <style:table-cell-properties fo:border-bottom="none" fo:background-color="#b4c7e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ffffff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9" style:family="table-cell" style:parent-style-name="Default" style:data-style-name="N44">
      <style:table-cell-properties fo:border-bottom="none" style:diagonal-bl-tr="none" style:diagonal-tl-br="none" style:text-align-source="value-type" style:repeat-content="false" fo:wrap-option="wrap" fo:border-left="0.74pt solid #ffffff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0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ffffff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>
      <style:table-cell-properties style:rotation-align="none"/>
      <style:text-properties fo:font-size="11pt" style:font-size-asian="11pt" style:font-size-complex="11pt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gr3" style:family="graphic">
      <style:graphic-properties draw:stroke="none" svg:stroke-width="0mm" draw:fill="none" draw:textarea-vertical-align="top" draw:auto-grow-height="false" draw:fit-to-size="false" style:shrink-to-fit="false" fo:min-height="5.83mm" fo:min-width="15.24mm" fo:padding-top="1.25mm" fo:padding-bottom="1.25mm" fo:padding-left="2.5mm" fo:padding-right="2.5mm" fo:wrap-option="wrap"/>
    </style:style>
    <style:style style:name="gr4" style:family="graphic">
      <style:graphic-properties draw:stroke="none" svg:stroke-width="0mm" draw:fill="none" draw:textarea-vertical-align="top" draw:auto-grow-height="false" draw:fit-to-size="false" style:shrink-to-fit="false" fo:min-height="5.65mm" fo:min-width="15.26mm" fo:padding-top="1.25mm" fo:padding-bottom="1.25mm" fo:padding-left="2.5mm" fo:padding-right="2.5m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mm" fo:margin-bottom="0mm" fo:line-height="100%" fo:text-align="start"/>
    </style:style>
    <style:style style:name="P3" style:family="paragraph">
      <loext:graphic-properties draw:fill="none"/>
      <style:paragraph-properties fo:margin-top="0mm" fo:margin-bottom="0mm" fo:line-height="100%" fo:text-align="start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1" table:style-name="ta6">
        <office:forms form:automatic-focus="false" form:apply-design-mode="false"/>
        <table:table-column table:style-name="co9" table:default-cell-style-name="ce30"/>
        <table:table-column table:style-name="co16" table:default-cell-style-name="ce9"/>
        <table:table-column table:style-name="co17" table:default-cell-style-name="ce9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8" table:number-columns-repeated="57" table:default-cell-style-name="Default"/>
        <table:table-row table:style-name="ro1">
          <table:table-cell table:style-name="ce25" office:value-type="string" calcext:value-type="string" table:number-columns-spanned="2" table:number-rows-spanned="2">
            <text:p>Relatório Detalhado de Atividades</text:p>
            <draw:frame table:end-cell-address="Plan1.A2" table:end-x="36.75mm" table:end-y="0.23mm" draw:z-index="4" draw:name="Imagem 10" draw:style-name="gr1" draw:text-style-name="P1" svg:width="36.75mm" svg:height="8.96mm" svg:x="0mm" svg:y="1.85mm">
              <draw:image xlink:href="Pictures/100000000000008B0000002293610FE551CAE712.jpg" xlink:type="simple" xlink:show="embed" xlink:actuate="onLoad" loext:mime-type="image/jpeg">
                <text:p/>
              </draw:image>
            </draw:frame>
          </table:table-cell>
          <table:covered-table-cell table:style-name="ce25"/>
          <table:table-cell>
            <draw:frame table:end-cell-address="Plan1.G8" table:end-x="0.5mm" table:end-y="0.23mm" draw:z-index="5" draw:name="Gráfico 1" draw:style-name="gr2" draw:text-style-name="P1" svg:width="135.58mm" svg:height="74.31mm" svg:x="1.85mm" svg:y="0mm">
              <draw:object draw:notify-on-update-of-ranges="Plan1.A4:Plan1.A7 Plan1.B3:Plan1.B3 Plan1.B4:Plan1.B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1"/>
        </table:table-row>
        <table:table-row table:style-name="ro1">
          <table:covered-table-cell table:number-columns-repeated="2" table:style-name="ce25"/>
          <table:table-cell table:number-columns-repeated="62"/>
        </table:table-row>
        <table:table-row table:style-name="ro1">
          <table:table-cell table:style-name="ce2" office:value-type="string" calcext:value-type="string">
            <text:p>Colaboradores</text:p>
          </table:table-cell>
          <table:table-cell table:style-name="ce6" office:value-type="string" calcext:value-type="string">
            <text:p>Horas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Eduard</text:p>
            <draw:a xlink:type="simple" xlink:href="file:///Users/usuario/Desktop/RelatorioDetalhadodeAtividades.xlsx#Eduard!A1">
              <draw:custom-shape table:end-cell-address="Plan1.A4" table:end-x="61.36mm" table:end-y="10.02mm" draw:z-index="0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Eduard.$C$4]" office:value-type="time" office:time-value="PT10H00M00S" calcext:value-type="time">
            <text:p>10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aberson</text:p>
            <draw:a xlink:type="simple" xlink:href="file:///Users/usuario/Desktop/RelatorioDetalhadodeAtividades.xlsx#Faberson!A1">
              <draw:custom-shape table:end-cell-address="Plan1.A5" table:end-x="61.36mm" table:end-y="10.02mm" draw:z-index="3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aberson.$C$6]" office:value-type="time" office:time-value="PT14H00M00S" calcext:value-type="time">
            <text:p>14:00:00</text:p>
          </table:table-cell>
          <table:table-cell table:number-columns-repeated="62"/>
        </table:table-row>
        <table:table-row table:style-name="ro1">
          <table:table-cell table:style-name="ce3" office:value-type="string" calcext:value-type="string">
            <text:p>Felipe</text:p>
            <draw:a xlink:type="simple" xlink:href="file:///Users/usuario/Desktop/RelatorioDetalhadodeAtividades.xlsx#Felipe!A1">
              <draw:custom-shape table:end-cell-address="Plan1.A6" table:end-x="61.36mm" table:end-y="10.17mm" draw:z-index="1" draw:name="CustomShape 1" draw:style-name="gr4" draw:text-style-name="P3" svg:width="21.14mm" svg:height="9.03mm" svg:x="40.22mm" svg:y="1.16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7" table:formula="of:=[$Felipe.$C$35]" office:value-type="time" office:time-value="PT124H30M00S" calcext:value-type="time">
            <text:p>124:30:00</text:p>
          </table:table-cell>
          <table:table-cell table:number-columns-repeated="62"/>
        </table:table-row>
        <table:table-row table:style-name="ro1">
          <table:table-cell table:style-name="ce4" office:value-type="string" calcext:value-type="string">
            <text:p>Marcelo</text:p>
            <draw:a xlink:type="simple" xlink:href="file:///Users/usuario/Desktop/RelatorioDetalhadodeAtividades.xlsx#Marcelo!A1">
              <draw:custom-shape table:end-cell-address="Plan1.A7" table:end-x="61.36mm" table:end-y="10.02mm" draw:z-index="2" draw:name="CustomShape 1" draw:style-name="gr3" draw:text-style-name="P3" svg:width="21.14mm" svg:height="9.23mm" svg:x="40.22mm" svg:y="0.79mm">
                <text:p text:style-name="P2"><text:span text:style-name="T1">Relatorio</text:span></text:p>
    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    <draw:equation draw:name="f0" draw:formula="if(0-$0 ,0,if(50000-$0 ,$0 ,50000))"/>
                  <draw:equation draw:name="f1" draw:formula="min(logwidth,logheight)"/>
                  <draw:equation draw:name="f2" draw:formula="?f1 *?f0 /100000"/>
                  <draw:equation draw:name="f3" draw:formula="logwidth+0-?f2 "/>
                  <draw:equation draw:name="f4" draw:formula="logheight+0-?f2 "/>
                  <draw:equation draw:name="f5" draw:formula="?f2 *29289/100000"/>
                  <draw:equation draw:name="f6" draw:formula="logwidth+0-?f5 "/>
                  <draw:equation draw:name="f7" draw:formula="logheight+0-?f5 "/>
                  <draw:equation draw:name="f8" draw:formula="logwidth/2"/>
                  <draw:equation draw:name="f9" draw:formula="logheight/2"/>
                  <draw:equation draw:name="f10" draw:formula="logheight"/>
                  <draw:equation draw:name="f11" draw:formula="logwidth"/>
                  <draw:equation draw:name="f12" draw:formula="(10800000)/60000.0"/>
                  <draw:equation draw:name="f13" draw:formula="(5400000)/60000.0"/>
                  <draw:equation draw:name="f14" draw:formula="(16200000)/60000.0"/>
                  <draw:equation draw:name="f15" draw:formula="(5400000)/60000.0"/>
                  <draw:equation draw:name="f16" draw:formula="(0)/60000.0"/>
                  <draw:equation draw:name="f17" draw:formula="(5400000)/60000.0"/>
                  <draw:equation draw:name="f18" draw:formula="(5400000)/60000.0"/>
                  <draw:equation draw:name="f19" draw:formula="(5400000)/60000.0"/>
                  <draw:handle draw:handle-position="?f2 0" draw:handle-range-x-maximum="50000" draw:handle-range-x-minimum="0"/>
                </draw:enhanced-geometry>
              </draw:custom-shape>
            </draw:a>
          </table:table-cell>
          <table:table-cell table:style-name="ce8" table:formula="of:=[$Marcelo.$C$67]" office:value-type="time" office:time-value="PT246H00M00S" calcext:value-type="time">
            <text:p>246:00:00</text:p>
          </table:table-cell>
          <table:table-cell table:number-columns-repeated="62"/>
        </table:table-row>
        <table:table-row table:style-name="ro1" table:number-rows-repeated="13">
          <table:table-cell table:number-columns-repeated="64"/>
        </table:table-row>
        <table:table-row table:style-name="ro2" table:number-rows-repeated="104855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Eduard" table:style-name="ta2"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8" table:number-columns-repeated="61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ATIVIDADES – EDUARD</text:p>
          </table:table-cell>
          <table:covered-table-cell table:number-columns-repeated="2" table:style-name="ce37"/>
          <table:table-cell table:number-columns-repeated="61"/>
        </table:table-row>
        <table:table-row table:style-name="ro1">
          <table:table-cell table:style-name="ce37" office:value-type="string" calcext:value-type="string">
            <text:p>Atividade</text:p>
          </table:table-cell>
          <table:table-cell table:style-name="ce37" office:value-type="string" calcext:value-type="string">
            <text:p>Relatorio</text:p>
          </table:table-cell>
          <table:table-cell table:style-name="ce37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38" office:value-type="string" calcext:value-type="string">
            <text:p>Diagramas de Estados Caso de Uso 2</text:p>
          </table:table-cell>
          <table:table-cell table:style-name="ce41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4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Total de Horas</text:p>
          </table:table-cell>
          <table:table-cell table:style-name="ce44"/>
          <table:table-cell table:style-name="ce45" table:formula="of:=SUM([$Eduard.$C$3])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5" table:number-rows-repeated="5">
          <table:table-cell table:number-columns-repeated="2"/>
          <table:table-cell table:style-name="ce46"/>
          <table:table-cell table:number-columns-repeated="61"/>
        </table:table-row>
        <table:table-row table:style-name="ro2" table:number-rows-repeated="1048566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aberson" table:style-name="ta3"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8" table:number-columns-repeated="61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ATIVIDADES – FABERSON</text:p>
          </table:table-cell>
          <table:covered-table-cell table:number-columns-repeated="2" table:style-name="ce37"/>
          <table:table-cell table:number-columns-repeated="61"/>
        </table:table-row>
        <table:table-row table:style-name="ro6">
          <table:table-cell table:style-name="ce37" office:value-type="string" calcext:value-type="string">
            <text:p>Atividade</text:p>
          </table:table-cell>
          <table:table-cell table:style-name="ce37" office:value-type="string" calcext:value-type="string">
            <text:p>Relatorio</text:p>
          </table:table-cell>
          <table:table-cell table:style-name="ce37" office:value-type="string" calcext:value-type="string">
            <text:p>Horas</text:p>
          </table:table-cell>
          <table:table-cell table:number-columns-repeated="61"/>
        </table:table-row>
        <table:table-row table:style-name="ro4">
          <table:table-cell table:style-name="ce38" office:value-type="string" calcext:value-type="string">
            <text:p>Diagramas de Estados Caso de Uso 2</text:p>
          </table:table-cell>
          <table:table-cell table:style-name="ce41" office:value-type="string" calcext:value-type="string">
            <text:p>Para implementação da atividade, foi feito uma analise em ferencias de diagramas de Estados para execução da atividade.</text:p>
          </table:table-cell>
          <table:table-cell table:style-name="ce45" office:value-type="time" office:time-value="PT10H00M00S" calcext:value-type="time">
            <text:p>10:00:00</text:p>
          </table:table-cell>
          <table:table-cell table:number-columns-repeated="61"/>
        </table:table-row>
        <table:table-row table:style-name="ro5">
          <table:table-cell table:style-name="ce39"/>
          <table:table-cell table:style-name="ce44"/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47"/>
          <table:table-cell table:style-name="ce48"/>
          <table:table-cell table:style-name="ce49"/>
          <table:table-cell table:number-columns-repeated="61"/>
        </table:table-row>
        <table:table-row table:style-name="ro5">
          <table:table-cell table:style-name="ce47" office:value-type="string" calcext:value-type="string">
            <text:p>Total de Horas</text:p>
          </table:table-cell>
          <table:table-cell table:style-name="ce48"/>
          <table:table-cell table:style-name="ce49" table:formula="of:=SUM([$Faberson.$C$3:.$C$5])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2" table:number-rows-repeated="104856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Felipe" table:style-name="ta4">
        <table:table-column table:style-name="co10" table:default-cell-style-name="ce30"/>
        <table:table-column table:style-name="co11" table:default-cell-style-name="ce30"/>
        <table:table-column table:style-name="co13" table:default-cell-style-name="ce30"/>
        <table:table-column table:style-name="co8" table:number-columns-repeated="61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ATIVIDADES – FELIPE</text:p>
          </table:table-cell>
          <table:covered-table-cell table:number-columns-repeated="2" table:style-name="ce37"/>
          <table:table-cell table:number-columns-repeated="61"/>
        </table:table-row>
        <table:table-row table:style-name="ro5">
          <table:table-cell table:style-name="ce37" office:value-type="string" calcext:value-type="string">
            <text:p>Atividade</text:p>
          </table:table-cell>
          <table:table-cell table:style-name="ce37" office:value-type="string" calcext:value-type="string">
            <text:p>Relatório</text:p>
          </table:table-cell>
          <table:table-cell table:style-name="ce37" office:value-type="string" calcext:value-type="string">
            <text:p>Horas</text:p>
          </table:table-cell>
          <table:table-cell table:number-columns-repeated="61"/>
        </table:table-row>
        <table:table-row table:style-name="ro5">
          <table:table-cell table:style-name="ce38" office:value-type="string" calcext:value-type="string">
            <text:p>Especificação dos 5 casos de uso</text:p>
          </table:table-cell>
          <table:table-cell table:style-name="ce41" office:value-type="string" calcext:value-type="string">
            <text:p>Especificações dos casos de uso, conforme reunião do dia 30/09</text:p>
          </table:table-cell>
          <table:table-cell table:style-name="ce45" office:value-type="time" office:time-value="PT09H30M00S" calcext:value-type="time">
            <text:p>09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lano de Projeto</text:p>
          </table:table-cell>
          <table:table-cell table:style-name="ce44" office:value-type="string" calcext:value-type="string">
            <text:p>Conforme discussão em sala de aula no dia 27/09 e reunião da equipe no dia 30/09</text:p>
          </table:table-cell>
          <table:table-cell table:style-name="ce45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Separação de trabalhos</text:p>
          </table:table-cell>
          <table:table-cell table:style-name="ce44" office:value-type="string" calcext:value-type="string">
            <text:p>Dividir trabalho para o grupo</text:p>
          </table:table-cell>
          <table:table-cell table:style-name="ce4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o de Requisitos</text:p>
          </table:table-cell>
          <table:table-cell table:style-name="ce44" office:value-type="string" calcext:value-type="string">
            <text:p>Dia 07/10 dado inicio ao documento, realizado introdução, descrição geral e 3 requisitos funcionais</text:p>
          </table:table-cell>
          <table:table-cell table:style-name="ce45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Análise e correção cotação de materiais</text:p>
          </table:table-cell>
          <table:table-cell table:style-name="ce44" office:value-type="string" calcext:value-type="string">
            <text:p>Cotação realizada por Faberson, foi realizada conferência e pequenas alterações</text:p>
          </table:table-cell>
          <table:table-cell table:style-name="ce45" office:value-type="time" office:time-value="PT01H45M00S" calcext:value-type="time">
            <text:p>01:45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o de Requisitos</text:p>
          </table:table-cell>
          <table:table-cell table:style-name="ce44" office:value-type="string" calcext:value-type="string">
            <text:p>Dia 08/10 finalização do documento, termino dos requisitos funcionais e não funcionais e sumário </text:p>
          </table:table-cell>
          <table:table-cell table:style-name="ce45" office:value-type="time" office:time-value="PT04H30M00S" calcext:value-type="time">
            <text:p>04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Ajustes finais para a 2° entrega</text:p>
          </table:table-cell>
          <table:table-cell table:style-name="ce44" office:value-type="string" calcext:value-type="string">
            <text:p>Ajustes finais nos documentos para 2° entrega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Compra de itens</text:p>
          </table:table-cell>
          <table:table-cell table:style-name="ce44" office:value-type="string" calcext:value-type="string">
            <text:p>24 de maio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ublicação no blog</text:p>
          </table:table-cell>
          <table:table-cell table:style-name="ce44" office:value-type="string" calcext:value-type="string">
            <text:p>Ajuda na escrita e fotos</text:p>
          </table:table-cell>
          <table:table-cell table:style-name="ce4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Compra de itens</text:p>
          </table:table-cell>
          <table:table-cell table:style-name="ce44" office:value-type="string" calcext:value-type="string">
            <text:p>Renan vendedor de peças de arduino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esquisa</text:p>
          </table:table-cell>
          <table:table-cell table:style-name="ce44" office:value-type="string" calcext:value-type="string">
            <text:p>Motor de passo esp32</text:p>
          </table:table-cell>
          <table:table-cell table:style-name="ce45" office:value-type="time" office:time-value="PT02H45M00S" calcext:value-type="time">
            <text:p>02:45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44" office:value-type="string" calcext:value-type="string">
            <text:p>Inicio da programação do esp32 com a leitura do RFID + motor de passo </text:p>
          </table:table-cell>
          <table:table-cell table:style-name="ce4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Compra de itens</text:p>
          </table:table-cell>
          <table:table-cell table:style-name="ce44" office:value-type="string" calcext:value-type="string">
            <text:p>FilipeFlop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GIT</text:p>
          </table:table-cell>
          <table:table-cell table:style-name="ce44" office:value-type="string" calcext:value-type="string">
            <text:p>Git push</text:p>
          </table:table-cell>
          <table:table-cell table:style-name="ce4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44" office:value-type="string" calcext:value-type="string">
            <text:p>Finalização da programação, pesquisas na internet, montagem do circuito</text:p>
          </table:table-cell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Separação de trabalhos</text:p>
          </table:table-cell>
          <table:table-cell table:style-name="ce44" office:value-type="string" calcext:value-type="string">
            <text:p>Dividir trabalho para o grupo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esquisa</text:p>
          </table:table-cell>
          <table:table-cell table:style-name="ce44" office:value-type="string" calcext:value-type="string">
            <text:p>Motor de passo</text:p>
          </table:table-cell>
          <table:table-cell table:style-name="ce45" office:value-type="time" office:time-value="PT02H40M00S" calcext:value-type="time">
            <text:p>02:4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Reunião na casa do Marcelo</text:p>
          </table:table-cell>
          <table:table-cell table:style-name="ce44" office:value-type="string" calcext:value-type="string">
            <text:p>Montagem de circuitos, soldas, cabos, etc. Discussão sobre a programação do projeto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44" office:value-type="string" calcext:value-type="string">
            <text:p>Inicio da programação de dois motores de passo, um para a janela e outro para a porta</text:p>
          </table:table-cell>
          <table:table-cell table:style-name="ce4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Compra de itens</text:p>
          </table:table-cell>
          <table:table-cell table:style-name="ce44" office:value-type="string" calcext:value-type="string">
            <text:p>24 de maio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44" office:value-type="string" calcext:value-type="string">
            <text:p>Finalização da programação, pesquisas na internet, montagem do circuito</text:p>
          </table:table-cell>
          <table:table-cell table:style-name="ce45" office:value-type="time" office:time-value="PT10H30M00S" calcext:value-type="time">
            <text:p>10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44" office:value-type="string" calcext:value-type="string">
            <text:p>Alterações e ajustes na programação dos motores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Reunião na casa do Marcelo</text:p>
          </table:table-cell>
          <table:table-cell table:style-name="ce44" office:value-type="string" calcext:value-type="string">
            <text:p>Montagem de circuitos, soldas, cabos, etc. Ajustes na programação</text:p>
          </table:table-cell>
          <table:table-cell table:style-name="ce45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GIT</text:p>
          </table:table-cell>
          <table:table-cell table:style-name="ce44" office:value-type="string" calcext:value-type="string">
            <text:p>Git push</text:p>
          </table:table-cell>
          <table:table-cell table:style-name="ce45" office:value-type="time" office:time-value="PT00H50M00S" calcext:value-type="time">
            <text:p>00:5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Reunião na casa do Marcelo</text:p>
          </table:table-cell>
          <table:table-cell table:style-name="ce44" office:value-type="string" calcext:value-type="string">
            <text:p>Finalizações na montagem de circuitos, soldas, cabos, etc. Ajustes finais na programação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Slides para apresentação final</text:p>
          </table:table-cell>
          <table:table-cell table:style-name="ce44" office:value-type="string" calcext:value-type="string">
            <text:p>Elaboração da apresentação</text:p>
          </table:table-cell>
          <table:table-cell table:style-name="ce4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44" office:value-type="string" calcext:value-type="string">
            <text:p>Relatório Técnico inicio</text:p>
          </table:table-cell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44" office:value-type="string" calcext:value-type="string">
            <text:p>Relatório Técnico finalização</text:p>
          </table:table-cell>
          <table:table-cell table:style-name="ce4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44" office:value-type="string" calcext:value-type="string">
            <text:p>Relatório Técnico revisão final</text:p>
          </table:table-cell>
          <table:table-cell table:style-name="ce4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ublicação no blog</text:p>
          </table:table-cell>
          <table:table-cell table:style-name="ce44" office:value-type="string" calcext:value-type="string">
            <text:p>Ajuda na escrita e fotos da reunião para montagem casinha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eparação Ambiente</text:p>
          </table:table-cell>
          <table:table-cell table:style-name="ce44" office:value-type="string" calcext:value-type="string">
            <text:p>Laboratório de macs para apresentação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Ajuste final</text:p>
          </table:table-cell>
          <table:table-cell table:style-name="ce44" office:value-type="string" calcext:value-type="string">
            <text:p>Revisão de documentos e envio</text:p>
          </table:table-cell>
          <table:table-cell table:style-name="ce4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Total de Horas</text:p>
          </table:table-cell>
          <table:table-cell table:style-name="ce44"/>
          <table:table-cell table:style-name="ce45" table:formula="of:=SUM([$Felipe.$C$3:.$C$34])" office:value-type="time" office:time-value="PT124H30M00S" calcext:value-type="time">
            <text:p>124:30:00</text:p>
          </table:table-cell>
          <table:table-cell table:number-columns-repeated="61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arcelo" table:style-name="ta5">
        <office:forms form:automatic-focus="false" form:apply-design-mode="false"/>
        <table:table-column table:style-name="co14" table:default-cell-style-name="ce30"/>
        <table:table-column table:style-name="co15" table:default-cell-style-name="ce60"/>
        <table:table-column table:style-name="co12" table:default-cell-style-name="ce30"/>
        <table:table-column table:style-name="co8" table:number-columns-repeated="61" table:default-cell-style-name="Default"/>
        <table:table-row table:style-name="ro3">
          <table:table-cell table:style-name="ce36" office:value-type="string" calcext:value-type="string" table:number-columns-spanned="3" table:number-rows-spanned="1">
            <text:p>ATIVIDADES – MARCELO</text:p>
          </table:table-cell>
          <table:covered-table-cell table:number-columns-repeated="2" table:style-name="ce37"/>
          <table:table-cell table:number-columns-repeated="61"/>
        </table:table-row>
        <table:table-row table:style-name="ro5">
          <table:table-cell table:style-name="ce37" office:value-type="string" calcext:value-type="string">
            <text:p>Atividade</text:p>
          </table:table-cell>
          <table:table-cell table:style-name="ce50" office:value-type="string" calcext:value-type="string">
            <text:p>Relatorio</text:p>
          </table:table-cell>
          <table:table-cell table:style-name="ce37" office:value-type="string" calcext:value-type="string">
            <text:p>Horas</text:p>
          </table:table-cell>
          <table:table-cell table:number-columns-repeated="61"/>
        </table:table-row>
        <table:table-row table:style-name="ro5">
          <table:table-cell table:style-name="ce38" office:value-type="string" calcext:value-type="string">
            <text:p>Diagramas de Estados e Caso de Uso</text:p>
          </table:table-cell>
          <table:table-cell table:style-name="ce51" office:value-type="string" calcext:value-type="string">
            <text:p>Estudo em referências de diagramas de Estados para execução da atividade. Auxílio ao Newton na atividade</text:p>
          </table:table-cell>
          <table:table-cell table:style-name="ce4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5">
          <table:table-cell table:style-name="ce38" office:value-type="string" calcext:value-type="string">
            <text:p>Programação</text:p>
          </table:table-cell>
          <table:table-cell table:style-name="ce51" office:value-type="string" calcext:value-type="string">
            <text:p>Definição da estrutura do Projeto (28/09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Criação de blog, instagram, facebook e domínio (28/09)</text:p>
          </table:table-cell>
          <table:table-cell table:style-name="ce4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Lançamentos no BLOG (29/09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8" office:value-type="string" calcext:value-type="string">
            <text:p>Programação</text:p>
          </table:table-cell>
          <table:table-cell table:style-name="ce52" office:value-type="string" calcext:value-type="string">
            <text:p>Pesquisa das funcionalidades do aplicativo e implementação (29/09)</text:p>
          </table:table-cell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Lançamentos no BLOG (01/10)</text:p>
          </table:table-cell>
          <table:table-cell table:style-name="ce4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8" office:value-type="string" calcext:value-type="string">
            <text:p>Programação</text:p>
          </table:table-cell>
          <table:table-cell table:style-name="ce52" office:value-type="string" calcext:value-type="string">
            <text:p>Pesquisa sobre as funcionalidades pretendidas (02/10)</text:p>
          </table:table-cell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Compras</text:p>
          </table:table-cell>
          <table:table-cell table:style-name="ce52" office:value-type="string" calcext:value-type="string">
            <text:p>Compras de itens da 24 de maio (02/10)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Separação de materiais comprados, que já possuía e seleção de itens adicionais para comprar (02/10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Compras</text:p>
          </table:table-cell>
          <table:table-cell table:style-name="ce52" office:value-type="string" calcext:value-type="string">
            <text:p>Compras adicionais na 24 de maio e na FilipeFlop (03/10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Peparação de jumpers em e alguns outros jumpers (04/10)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Lançamentos no BLOG (05/10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Preparação do ambiente (protoboards, etiquetas, jumpers adicionais) ( 06/10)</text:p>
          </table:table-cell>
          <table:table-cell table:style-name="ce4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Testes nos dispositivos e documentação dos ESP-32s (30 e 38 pinos) (06/10)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7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Atualização aplicativos, Inserção de novos itens, testes conversores lógicos e instalação do step-down 3.3v/1A e das linhas de energia de 3v3 (13/10)</text:p>
          </table:table-cell>
          <table:table-cell table:style-name="ce45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Reorganização protoboards, documentação das portas usadas, testes com ambos os esps, fotos (14/10)</text:p>
          </table:table-cell>
          <table:table-cell table:style-name="ce45" office:value-type="time" office:time-value="PT15H00M00S" calcext:value-type="time">
            <text:p>15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Blynk usando dois microcontroladores esp32 – desenho de testes do blynk (16/10)</text:p>
          </table:table-cell>
          <table:table-cell table:style-name="ce4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Blynk usando dois microcontroladores esp32 – operações avançadas (17/10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Configuração do roteador do Blynk (17/10)</text:p>
          </table:table-cell>
          <table:table-cell table:style-name="ce4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Desenho e configuração da tela de interação oficial do Bluehome no Blynk (17/10)</text:p>
          </table:table-cell>
          <table:table-cell table:style-name="ce4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Início do código definitivo do processador de automação (18/10)</text:p>
          </table:table-cell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Reposicionamento dos sensores (18/10)</text:p>
          </table:table-cell>
          <table:table-cell table:style-name="ce45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Início da conectividade oficial do Blynk (18/10)</text:p>
          </table:table-cell>
          <table:table-cell table:style-name="ce4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ódigo de automação (antes da vinda do Felipe)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Início do código do Alarme e repasse de conhecimento para Felipe montar código motores de passo) (19/10)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Remontagem básica (parcial) do projeto (processadores deram problema) (21/10)</text:p>
          </table:table-cell>
          <table:table-cell table:style-name="ce4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municação Unidirecional (automação-Alarme) usando módulos <text:s/>RF 433Mhz (problemas em módulo) (24/10)</text:p>
          </table:table-cell>
          <table:table-cell table:style-name="ce4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Experimentos para achar a velocidade ideal no RF e filtrar ruído. Precisou VCC Maior no transmissor (24/10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Remontagem final do projeto (todas as funcionalidades), já nas portas definidas <text:s/>no doc (25/10) (madrugada)</text:p>
          </table:table-cell>
          <table:table-cell table:style-name="ce45" office:value-type="time" office:time-value="PT05H30M00S" calcext:value-type="time">
            <text:p>05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Rotina definitiva para tratamento do RFID. 3 códigos previamente configurados (25/10)</text:p>
          </table:table-cell>
          <table:table-cell table:style-name="ce4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dificação de funcionalidades de automação e ajuste do cód. <text:s/>alarme para o Felipe continuar (26/10, manhã)</text:p>
          </table:table-cell>
          <table:table-cell table:style-name="ce4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dificação de funcionalidades da automação (26/10, até 00:00hs)</text:p>
          </table:table-cell>
          <table:table-cell table:style-name="ce45" office:value-type="time" office:time-value="PT09H00M00S" calcext:value-type="time">
            <text:p>09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dificação do sensor de chuva (27/10, até 02:30hs)</text:p>
          </table:table-cell>
          <table:table-cell table:style-name="ce4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Montagem do senor de luminosidade com fios grandes / testes da serial (27/10, at;e 03:00hs)</text:p>
          </table:table-cell>
          <table:table-cell table:style-name="ce45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Início da montagem da Casinha (Marcelo, Felipe, Newton, Faberson) (28/10)</text:p>
          </table:table-cell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Início oficial da codificação do processador de Alarme, Tentativa de usa outro núcleo para analisar RF (29/10)</text:p>
          </table:table-cell>
          <table:table-cell table:style-name="ce4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ódigo para tocar bipes diferentes e instalação de buzzers nos dois processadores</text:p>
          </table:table-cell>
          <table:table-cell table:style-name="ce45" office:value-type="time" office:time-value="PT02H30M00S" calcext:value-type="time">
            <text:p>02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Mudança de RF para NRF24L01. Recodificação, testes e outras atividades nos dois processadores (30/10)</text:p>
          </table:table-cell>
          <table:table-cell table:style-name="ce45" office:value-type="time" office:time-value="PT08H30M00S" calcext:value-type="time">
            <text:p>08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Reinstalação de sensores que tinha sido retirados (pir, chuva) e codificação da rotina oficial deles (31/10)</text:p>
          </table:table-cell>
          <table:table-cell table:style-name="ce45" office:value-type="time" office:time-value="PT05H00M00S" calcext:value-type="time">
            <text:p>05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dificação dos motores de passo usando lib Stepper <text:s/>e parte do código do Felipe (31/10)</text:p>
          </table:table-cell>
          <table:table-cell table:style-name="ce45" office:value-type="time" office:time-value="PT04H30M00S" calcext:value-type="time">
            <text:p>04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Readequação no código do motor de passo para usar AccelStepper (move 2 motores ao mesmo tempo) (31/10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dificação em BH-Automação / <text:s/>BH-Alarme – Código postado no GIT (01/11)</text:p>
          </table:table-cell>
          <table:table-cell table:style-name="ce45" office:value-type="time" office:time-value="PT07H00M00S" calcext:value-type="time">
            <text:p>07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dificação em BH-Automação / <text:s/>BH-Alarme – <text:s/>Funcionalidades melhoradas – Código postado no GIT (02/11)</text:p>
          </table:table-cell>
          <table:table-cell table:style-name="ce45" office:value-type="time" office:time-value="PT14H00M00S" calcext:value-type="time">
            <text:p>1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Codificação/testes em BH-Automação / <text:s/>BH-Alarme – Código postado no GIT (03/11)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Recodificação dos motores de passo usando código atualizado do Felipe como base (03/11)</text:p>
          </table:table-cell>
          <table:table-cell table:style-name="ce4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Montagem dos motores e demais itens (leds/sensores da casinha) com o Felipe (03/11)</text:p>
          </table:table-cell>
          <table:table-cell table:style-name="ce45" office:value-type="time" office:time-value="PT08H00M00S" calcext:value-type="time">
            <text:p>08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Arrumando os cabos (soldando pontas, ajustando tamanho e colando peças) (03/11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Arrumando peças decorativas + soldando mais algumas coisas (04/11, madrugada)</text:p>
          </table:table-cell>
          <table:table-cell table:style-name="ce45" office:value-type="time" office:time-value="PT06H30M00S" calcext:value-type="time">
            <text:p>06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Adicionando Slides de exemplos de código no powerpoint (04/11, almoço)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Ajustes na biblioteca do Blynk para “abortar” as funcionalidades se não encontrar internet (04/11)</text:p>
          </table:table-cell>
          <table:table-cell table:style-name="ce45" office:value-type="time" office:time-value="PT03H00M00S" calcext:value-type="time">
            <text:p>03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Testando bem e Ajustando todas as funcionalidades (05/11)</text:p>
          </table:table-cell>
          <table:table-cell table:style-name="ce45" office:value-type="time" office:time-value="PT03H30M00S" calcext:value-type="time">
            <text:p>03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gramação</text:p>
          </table:table-cell>
          <table:table-cell table:style-name="ce52" office:value-type="string" calcext:value-type="string">
            <text:p>Ajuste final dos códigos. Programação para usar outra wifi (por conta de ser no Lab de Macs) (05/11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Ajuste final no Powerpoint e divisão dos slides entre os participantes (05/11)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Últimos ajustes da montagem da casinha e algumas filmagens (Marcelo/Felipe) (05/11)</text:p>
          </table:table-cell>
          <table:table-cell table:style-name="ce45" office:value-type="time" office:time-value="PT04H00M00S" calcext:value-type="time">
            <text:p>04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Filmagens e checagem após transporte (06/11, Almoço)</text:p>
          </table:table-cell>
          <table:table-cell table:style-name="ce4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Preparação do ambiente no lab de Macs, testes e apresentaçãom(06/11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Documentação Técnica Parcial: Introdução, características, desenvolvimento, dificuldades, conclusão (09/11)</text:p>
          </table:table-cell>
          <table:table-cell table:style-name="ce45" office:value-type="time" office:time-value="PT11H30M00S" calcext:value-type="time">
            <text:p>1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Revisão da documentação Técnica enviada. Adição de links, material utilizado (final com15 páginas) (10/11)</text:p>
          </table:table-cell>
          <table:table-cell table:style-name="ce45" office:value-type="time" office:time-value="PT01H30M00S" calcext:value-type="time">
            <text:p>01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Preparação do Ambiente, Filmagens e Ajuste no vídeo de Apresentação das Funcionalidades (10/11)</text:p>
          </table:table-cell>
          <table:table-cell table:style-name="ce4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Projeto</text:p>
          </table:table-cell>
          <table:table-cell table:style-name="ce52" office:value-type="string" calcext:value-type="string">
            <text:p>Diversos ajustes na estrutura do GIT e envios (diversos dias, estimado)</text:p>
          </table:table-cell>
          <table:table-cell table:style-name="ce45" office:value-type="time" office:time-value="PT01H00M00S" calcext:value-type="time">
            <text:p>01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Compras</text:p>
          </table:table-cell>
          <table:table-cell table:style-name="ce52" office:value-type="string" calcext:value-type="string">
            <text:p>Diversas idas na 24 de maio, no Mercado Livre e em Lojas On-line (diversos dias, estimado)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Preparação dos esboços para apresentações em sala (03 apresentações)</text:p>
          </table:table-cell>
          <table:table-cell table:style-name="ce45" office:value-type="time" office:time-value="PT06H00M00S" calcext:value-type="time">
            <text:p>06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Publicação dos Vídeos do Projeto funcionando e da Apresentação no Youtube (11/11)</text:p>
          </table:table-cell>
          <table:table-cell table:style-name="ce45" office:value-type="time" office:time-value="PT02H00M00S" calcext:value-type="time">
            <text:p>02:0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Documentação</text:p>
          </table:table-cell>
          <table:table-cell table:style-name="ce52" office:value-type="string" calcext:value-type="string">
            <text:p>Ajuste na documentação e geração de PDF (12/11)</text:p>
          </table:table-cell>
          <table:table-cell table:style-name="ce45" office:value-type="time" office:time-value="PT00H30M00S" calcext:value-type="time">
            <text:p>00:30:00</text:p>
          </table:table-cell>
          <table:table-cell table:number-columns-repeated="61"/>
        </table:table-row>
        <table:table-row table:style-name="ro5">
          <table:table-cell table:style-name="ce39" office:value-type="string" calcext:value-type="string">
            <text:p>Total de Horas</text:p>
          </table:table-cell>
          <table:table-cell table:style-name="ce52"/>
          <table:table-cell table:style-name="ce45" table:formula="of:=SUM([.C3:.C66])" office:value-type="time" office:time-value="PT246H00M00S" calcext:value-type="time">
            <text:p>246:00:00</text:p>
          </table:table-cell>
          <table:table-cell table:number-columns-repeated="61"/>
        </table:table-row>
        <table:table-row table:style-name="ro2" table:number-rows-repeated="1048508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Tabela7" table:target-range-address="Plan1.A3:Plan1.B7" table:orientation="column"/>
        <table:database-range table:name="Tabela8" table:target-range-address="Eduard.A2:Eduard.C4" table:display-filter-buttons="true" table:orientation="column"/>
        <table:database-range table:name="Tabela816" table:target-range-address="Faberson.A2:Faberson.C6" table:display-filter-buttons="true" table:orientation="column"/>
        <table:database-range table:name="Tabela818" table:target-range-address="Felipe.A2:Felipe.C35" table:display-filter-buttons="true" table:orientation="column"/>
        <table:database-range table:name="Tabela819" table:target-range-address="Marcelo.A2:Marcelo.C6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1" svg:font-family="Arial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0" loext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number-style>
    <number:number-style style:name="N10111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pt" number:country="BR">
      <number:text>R$ </number:text>
      <number:number number:decimal-places="2" loext:min-decimal-places="2" number:min-integer-digits="1" number:grouping="true"/>
      <number:text> </number:text>
    </number:number-style>
    <number:number-style style:name="N10112" number:language="pt" number:country="BR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number-style>
    <number:date-style style:name="N10113" number:language="pt" number:country="BR">
      <number:day/>
      <number:text>/</number:text>
      <number:month/>
      <number:text>/</number:text>
      <number:year number:style="long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6" number:language="pt" number:country="BR">
      <number:month number:textual="true"/>
      <number:text>/</number:text>
      <number:year/>
    </number:dat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1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pt" number:country="BR">
      <number:number number:decimal-places="0" loext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2P0"/>
    </number:number-style>
    <number:number-style style:name="N10124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pt" number:country="BR">
      <number:number number:decimal-places="2" loext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9P0" style:volatile="true" number:language="pt" number:country="BR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pt" number:country="BR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9P2" style:volatile="true" number:language="pt" number:country="BR">
      <loext:text> </loext:text>
      <loext:fill-character> </loext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pt" number:country="BR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pt" number:country="BR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pt" number:country="BR">
      <loext:text> R$ </loext:text>
      <loext:fill-character> </loext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pt" number:country="BR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pt" number:country="BR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pt" number:country="BR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pt" number:country="BR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pt" number:country="BR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pt" number:country="BR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13mm" fo:margin-right="11.78mm" style:print-page-order="ttb" style:first-page-number="continue" style:scale-to="75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5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20mm" fo:margin-bottom="20mm" fo:margin-left="8.73mm" fo:margin-right="8.73mm" style:print-page-order="ttb" style:first-page-number="continue" style:scale-to="55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6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55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7">
      <style:page-layout-properties fo:page-width="210.01mm" fo:page-height="297mm" style:num-format="1" style:print-orientation="portrait" fo:margin-top="20mm" fo:margin-bottom="20mm" fo:margin-left="9.49mm" fo:margin-right="9.12mm" style:print-page-order="ttb" style:first-page-number="continue" style:scale-to="60%" style:writing-mode="lr-tb" style:print="charts drawings objects zero-values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4">00/00/0000</text:date>, <text:time style:data-style-name="N2" text:time-value="16:39:58.556785432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1" style:display-name="PageStyle_Plan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duard" style:display-name="PageStyle_Eduar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lipe" style:display-name="PageStyle_Felip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Faberson" style:display-name="PageStyle_Faberson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Marcelo" style:display-name="PageStyle_Marcelo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7T12:21:03</meta:creation-date>
    <meta:initial-creator>Eduard</meta:initial-creator>
    <dc:language>pt-BR</dc:language>
    <dc:date>2019-11-14T16:29:43.111719977</dc:date>
    <meta:editing-cycles>28</meta:editing-cycles>
    <meta:editing-duration>PT1H47M55S</meta:editing-duration>
    <meta:generator>LibreOffice/6.3.2.2$MacOSX_X86_64 LibreOffice_project/98b30e735bda24bc04ab42594c85f7fd8be07b9c</meta:generator>
    <meta:print-date>2019-11-14T16:29:29.236133383</meta:print-date>
    <meta:document-statistic meta:table-count="5" meta:cell-count="330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style:text-position="0% 100%" fo:font-family="Arial"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data-label-number="value" chart:data-label-text="false" chart:data-label-symbol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loext:try-staggering-first="false" chart:label-arrangement="side-by-sid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6" style:family="chart" style:data-style-name="N44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draw:stroke="none" svg:stroke-color="#b3b3b3"/>
      <style:text-properties style:text-position="0% 100%" fo:font-size="10pt" style:font-size-asian="10pt" style:font-size-complex="10pt"/>
    </style:style>
    <style:style style:name="ch7" style:family="chart" style:data-style-name="N0">
      <style:chart-properties chart:link-data-style-to-source="true" chart:data-label-number="valu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draw:fill-color="#5b9bd5" fo:wrap-option="wrap"/>
      <style:text-properties style:text-position="0% 100%" fo:font-family="Arial" fo:font-size="10pt" style:font-size-asian="10pt" style:font-size-complex="10pt"/>
    </style:style>
    <style:style style:name="ch8" style:family="chart">
      <style:chart-properties chart:solid-type="cuboid"/>
      <style:graphic-properties draw:stroke="solid" svg:stroke-width="0.053cm" svg:stroke-color="#ffffff" draw:fill-color="#5b9bd5"/>
    </style:style>
    <style:style style:name="ch9" style:family="chart">
      <style:chart-properties chart:solid-type="cuboid"/>
      <style:graphic-properties draw:stroke="solid" svg:stroke-width="0.053cm" svg:stroke-color="#ffffff" draw:fill-color="#ed7d31"/>
    </style:style>
    <style:style style:name="ch10" style:family="chart">
      <style:chart-properties chart:solid-type="cuboid"/>
      <style:graphic-properties draw:stroke="solid" svg:stroke-width="0.053cm" svg:stroke-color="#ffffff" draw:fill-color="#a5a5a5"/>
    </style:style>
    <style:style style:name="ch11" style:family="chart">
      <style:chart-properties chart:solid-type="cuboid"/>
      <style:graphic-properties draw:stroke="solid" svg:stroke-width="0.053cm" svg:stroke-color="#ffffff" draw:fill-color="#ffc000"/>
    </style:style>
    <style:style style:name="ch12" style:family="chart">
      <style:graphic-properties draw:fill="none" draw:fill-color="#d9d9d9"/>
    </style:style>
    <style:style style:name="ch13" style:family="chart">
      <style:graphic-properties draw:fill-color="#d9d9d9"/>
    </style:style>
  </office:automatic-styles>
  <office:body>
    <office:chart>
      <chart:chart svg:width="13.559cm" svg:height="7.432cm" xlink:href=".." xlink:type="simple" chart:class="chart:circle" chart:style-name="ch1">
        <chart:title svg:x="6.099cm" svg:y="0.283cm" chart:style-name="ch2">
          <text:p>Horas</text:p>
        </chart:title>
        <chart:legend chart:legend-position="bottom" svg:x="3.257cm" svg:y="6.836cm" style:legend-expansion="wide" chart:style-name="ch3"/>
        <chart:plot-area chart:style-name="ch4" table:cell-range-address="Plan1.A4:Plan1.B7 Plan1.B3:Plan1.B3" chart:data-source-has-labels="both" svg:x="0.271cm" svg:y="1.22cm" svg:width="13.017cm" svg:height="5.284cm">
          <chartooo:coordinate-region svg:x="4.084cm" svg:y="1.369cm" svg:width="4.645cm" svg:height="4.645cm"/>
          <chart:axis chart:dimension="x" chart:name="primary-x" chart:style-name="ch5" chartooo:axis-type="text">
            <chart:categories table:cell-range-address="Plan1.A4:Plan1.A7"/>
          </chart:axis>
          <chart:axis chart:dimension="y" chart:name="primary-y" chart:style-name="ch6"/>
          <chart:series chart:style-name="ch7" chart:values-cell-range-address="Plan1.B4:Plan1.B7" chart:label-cell-address="Plan1.B3:Plan1.B3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oras</text:p>
                <draw:g>
                  <svg:desc>Plan1.B3:Plan1.B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duard</text:p>
                <draw:g>
                  <svg:desc>Plan1.A4:Plan1.A7</svg:desc>
                </draw:g>
              </table:table-cell>
              <table:table-cell office:value-type="float" office:value="0.416666666666667">
                <text:p>0.416666666666667</text:p>
                <draw:g>
                  <svg:desc>Plan1.B4:Plan1.B7</svg:desc>
                </draw:g>
              </table:table-cell>
            </table:table-row>
            <table:table-row>
              <table:table-cell office:value-type="string">
                <text:p>Faberson</text:p>
              </table:table-cell>
              <table:table-cell office:value-type="float" office:value="0.583333333333333">
                <text:p>0.583333333333333</text:p>
              </table:table-cell>
            </table:table-row>
            <table:table-row>
              <table:table-cell office:value-type="string">
                <text:p>Felipe</text:p>
              </table:table-cell>
              <table:table-cell office:value-type="float" office:value="5.1875">
                <text:p>5.1875</text:p>
              </table:table-cell>
            </table:table-row>
            <table:table-row>
              <table:table-cell office:value-type="string">
                <text:p>Marcelo</text:p>
              </table:table-cell>
              <table:table-cell office:value-type="float" office:value="10.25">
                <text:p>10.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3.2.2$MacOSX_X86_64 LibreOffice_project/98b30e735bda24bc04ab42594c85f7fd8be07b9c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/>
</office:document-styles>
</file>